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07.16 17:37   |   <text:a xlink:type="simple" xlink:href="http://palinfo.habago.org/Entry?Command=Information_PrintForum&amp;iPage=1#FORUM37669"><text:span text:style-name="T1">#</text:span></text:a></text:p>
      <text:p text:style-name="P2">卡韓政變 (119)： 驚濤駭浪，奧步連連 <text:line-break/><text:line-break/>陳真 2019. 07. 16. <text:line-break/><text:line-break/><text:line-break/>郭台銘選輸之後，避不見面，說要伺機再起；身旁一堆狗頭軍師例如唐湘龍和沈富雄等等等，則是勸他直接翻桌不認帳，脫黨參選。 <text:line-break/><text:line-break/>講到病識感，郭就是一個例子。他不但看不見別人，甚至也看不見自己，比方他說要自我檢討，看起來卻全是檢討別人；檢討的結果竟然是自己很棒，而且是太棒了。郭是這麼寫的： <text:line-break/><text:line-break/>「就算全天下的人笑你傻，揶揄你，也不要放棄對理想的追求，一個勇者無懼的人生，不容易做，但可以努力做。我一生努力讓中華民國以我為榮，讓台灣以我為榮。」 <text:line-break/><text:line-break/>郭的參選，從頭到尾兩手策略，奧步百出；一邊喊兄弟，一邊派人下毒手，鷹犬四出，造謠抹黑，卑劣無恥，毫無底線。這不但是他敗選的原因之一，更是他令人不齒的原因。誰會以這樣一個人為榮？ <text:line-break/><text:line-break/>朱立倫也敗選，周錫瑋和張亞中也敗選，但他們在參選過程中謹守分寸，有為有守，不造謠，不抹黑。因此，儘管敗選，但他們依舊贏得尊敬。郭卻不然，畢竟在一個比賽中，誰會尊敬一個從頭到尾不斷耍賤招出奧步傷害對手的選手？ <text:line-break/><text:line-break/>但是，郭卻沒有絲毫反省；"反省" 的結果居然是自認為是一個什麼 "對理想永不放棄" 的理想家與勇者，承受 "全天下人的嘲笑與揶揄" 說他 "很傻"。一個人居然可以缺乏病識感到這種地步，真是很不可思議。 <text:line-break/><text:line-break/>這樣一種 "自我檢討" 其實也意味著：奧步還沒結束，郭台銘肯定還會繼續 "堅持" 他 "永不放棄的理想"。 <text:line-break/><text:line-break/>舊國民黨搞選舉，主要靠兩張票，一是買票，一是做票。民進黨則青出於藍，兩票之外還多了一步，那就是奧步。在台灣，選舉奧步始終相當有效，這也是為什麼奧步在這島上永難絕跡的原因，甚且不但推陳出新，越來越無恥。 <text:line-break/><text:line-break/>可以預見的是：往後這半年，肯定是驚濤駭浪，奧步連連。特別是綠營，那才是奧步天王，無所不用其極；美國也毫無疑問將會刻意挑起兩岸爭端，來幫綠營打選戰。 <text:line-break/><text:line-break/>選舉勝負是次要的，重要的是：不管是誰，韓國瑜也一樣，任何人只要使用齷齪手段，都應該被唾棄。手段的正當性遠比結果更重要。 <text:line-break/><text:line-break/>我看那些支持綠營或柯文哲、郭台銘的人，總覺得令人很難以置信，為何會有人在一場比賽中卻根本不在乎作弊與耍詐甚至栽贓抹黑下毒手？如果手段的正當性根本不重要，那何必選舉？這樣一種比賽看誰最下流最無恥的所謂民主選舉，究竟有何意義可言？</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